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Lucida Grande" svg:font-family="'Lucida Grande'" style:font-pitch="variable"/>
    <style:font-face style:name="New York" svg:font-family="'New York'" style:font-pitch="variable"/>
    <style:font-face style:name="Courier New1" svg:font-family="'Courier New'" style:font-family-generic="modern"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color="#000000" style:font-name="New York" fo:font-size="18pt" fo:language="en" fo:country="AU" fo:text-shadow="1pt 1pt" style:font-size-asian="18pt"/>
    </style:style>
    <style:style style:name="P2" style:family="paragraph" style:parent-style-name="Standard">
      <style:text-properties fo:color="#000000" style:font-name="New York" fo:language="en" fo:country="AU" fo:font-style="italic" style:font-style-asian="italic"/>
    </style:style>
    <style:style style:name="P3" style:family="paragraph" style:parent-style-name="Standard">
      <style:text-properties fo:color="#000000" style:font-name="New York" fo:language="en" fo:country="AU"/>
    </style:style>
    <style:style style:name="P4" style:family="paragraph" style:parent-style-name="Standard">
      <style:text-properties fo:color="#000000" style:font-name="New York" fo:language="en" fo:country="AU" fo:text-shadow="1pt 1pt"/>
    </style:style>
    <style:style style:name="P5" style:family="paragraph" style:parent-style-name="Standard" style:list-style-name="WW8Num10">
      <style:text-properties fo:color="#000000" style:font-name="New York" fo:language="en" fo:country="US" fo:text-shadow="1pt 1pt"/>
    </style:style>
    <style:style style:name="P6" style:family="paragraph" style:parent-style-name="Standard">
      <style:text-properties fo:color="#000000" style:font-name="New York" fo:language="en" fo:country="US" fo:text-shadow="1pt 1pt"/>
    </style:style>
    <style:style style:name="P7" style:family="paragraph" style:parent-style-name="Standard" style:list-style-name="WW8Num12">
      <style:text-properties fo:color="#000000" style:font-name="New York" fo:language="en" fo:country="US"/>
    </style:style>
    <style:style style:name="P8" style:family="paragraph" style:parent-style-name="Standard" style:list-style-name="WW8Num12"/>
    <style:style style:name="P9" style:family="paragraph" style:parent-style-name="Standard" style:list-style-name="WW8Num10">
      <style:text-properties fo:color="#000000" style:font-name="New York" fo:language="en" fo:country="AU"/>
    </style:style>
    <style:style style:name="P10" style:family="paragraph" style:parent-style-name="Standard">
      <style:text-properties fo:color="#000000" style:font-name="New York" fo:language="en" fo:country="US"/>
    </style:style>
    <style:style style:name="P11" style:family="paragraph" style:parent-style-name="Standard" style:list-style-name="WW8Num4">
      <style:text-properties fo:color="#000000" style:font-name="New York" fo:language="en" fo:country="US" fo:text-shadow="1pt 1pt"/>
    </style:style>
    <style:style style:name="P12" style:family="paragraph" style:parent-style-name="Standard">
      <style:text-properties fo:color="#000000" style:font-name="New York"/>
    </style:style>
    <style:style style:name="P13" style:family="paragraph" style:parent-style-name="Standard" style:list-style-name="WW8Num8">
      <style:text-properties fo:color="#000000" style:font-name="New York" fo:language="en" fo:country="US"/>
    </style:style>
    <style:style style:name="P14" style:family="paragraph" style:parent-style-name="Standard" style:list-style-name="WW8Num8"/>
    <style:style style:name="P15" style:family="paragraph" style:parent-style-name="Standard" style:list-style-name="WW8Num4">
      <style:text-properties fo:color="#000000" style:font-name="New York" fo:font-weight="bold" style:font-weight-asian="bold"/>
    </style:style>
    <style:style style:name="P16" style:family="paragraph" style:parent-style-name="Standard">
      <style:text-properties fo:color="#000000" style:font-name="New York" fo:font-weight="bold" style:font-weight-asian="bold"/>
    </style:style>
    <style:style style:name="P17" style:family="paragraph" style:parent-style-name="Standard" style:list-style-name="WW8Num2">
      <style:text-properties fo:color="#000000" style:font-name="New York" fo:language="en" fo:country="US"/>
    </style:style>
    <style:style style:name="P18" style:family="paragraph" style:parent-style-name="Standard" style:list-style-name="WW8Num2"/>
    <style:style style:name="P19" style:family="paragraph" style:parent-style-name="Standard" style:list-style-name="WW8Num2">
      <style:text-properties fo:color="#000000" style:font-name="New York"/>
    </style:style>
    <style:style style:name="P20" style:family="paragraph" style:parent-style-name="Standard">
      <style:text-properties fo:color="#000000" style:font-name="New York" fo:text-shadow="1pt 1pt" fo:font-weight="bold" style:font-weight-asian="bold"/>
    </style:style>
    <style:style style:name="P21" style:family="paragraph" style:parent-style-name="Standard">
      <style:text-properties fo:color="#000000" style:font-name="New York" fo:font-weight="bold" style:font-weight-asian="bold" style:font-size-complex="12pt"/>
    </style:style>
    <style:style style:name="P22" style:family="paragraph" style:parent-style-name="Standard">
      <style:text-properties fo:color="#000000" style:font-name="New York" style:font-size-complex="12pt"/>
    </style:style>
    <style:style style:name="P23" style:family="paragraph" style:parent-style-name="Standard" style:list-style-name="WW8Num9"/>
    <style:style style:name="P24" style:family="paragraph" style:parent-style-name="Standard">
      <style:text-properties fo:font-size="10pt" style:font-size-asian="10pt" text:display="true"/>
    </style:style>
    <style:style style:name="T1" style:family="text">
      <style:text-properties fo:color="#000000" style:font-name="New York" fo:language="en" fo:country="AU" fo:font-style="italic" style:font-style-asian="italic"/>
    </style:style>
    <style:style style:name="T2" style:family="text">
      <style:text-properties fo:color="#000000" style:font-name="New York" fo:language="en" fo:country="AU"/>
    </style:style>
    <style:style style:name="T3" style:family="text">
      <style:text-properties fo:color="#000000" style:font-name="New York" fo:language="en" fo:country="US"/>
    </style:style>
    <style:style style:name="T4" style:family="text">
      <style:text-properties fo:color="#000000" style:font-name="New York" fo:font-style="italic" style:font-style-asian="italic"/>
    </style:style>
    <style:style style:name="T5" style:family="text">
      <style:text-properties fo:color="#000000" style:font-name="New York"/>
    </style:style>
    <style:style style:name="T6" style:family="text">
      <style:text-properties fo:color="#000000" style:font-name="New York" fo:language="en" fo:country="US" fo:font-style="italic" style:font-style-asian="italic"/>
    </style:style>
    <style:style style:name="T7" style:family="text">
      <style:text-properties fo:color="#000000" style:font-name="New York" fo:font-weight="bold" style:font-weight-asian="bold" style:font-size-complex="12pt"/>
    </style:style>
    <style:style style:name="T8" style:family="text">
      <style:text-properties fo:color="#000000" style:font-name="New York" style:font-size-complex="12pt"/>
    </style:style>
    <style:style style:name="T9" style:family="text">
      <style:text-properties fo:color="#000000" style:font-name="New York" fo:font-style="italic" style:font-style-asian="italic" style:font-size-complex="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lture and Imperialism</text:p>
      <text:p text:style-name="P2"/>
      <text:p text:style-name="P2"/>
      <text:p text:style-name="Standard"><text:span text:style-name="T1">‘The foundation of empire is art and science. Remove them or degrade them, and the empire is no more. Empire follows art and not vice versa as Englishmen suppose’</text:span><text:span text:style-name="T2"> <text:s/>(Blake in Said 1993:12/13)</text:span></text:p>
      <text:p text:style-name="P3"/>
      <text:p text:style-name="P3">In the first two lectures of this term we will be looking at the relationship between culture and imperialism. Many commentators have noted that the significance of imperialism extends way beyond the simple conquest and extraction of wealth from foreign lands. Moreover, the impact of imperialism upon the colonised and coloniser’s society informs our understanding of a range of topics from nationalism to globalisation. The effects of imperialism have been far reaching and are significant in achieving an understanding of today’s cultural, political and economic issues.</text:p>
      <text:p text:style-name="P3"/>
      <text:p text:style-name="Standard"><text:span text:style-name="T2">Postcolonial studies has emerged as a discipline largely due to the fresh perspectives which have been brought to bear on cultural issues and, in particular, English literature. Indeed it is no accident that many of the key figures in postcolonial studies are experts in this field. This is especially true of Edward Said whose 1993 work </text:span><text:span text:style-name="T1">Culture and Imperialism</text:span><text:span text:style-name="T2"> will be central to the first two weeks lectures. The following is a list of questions/issues which we will be examining :</text:span></text:p>
      <text:p text:style-name="P3"/>
      <text:p text:style-name="P4">Lecture 1</text:p>
      <text:p text:style-name="P4"/>
      <text:list text:style-name="WW8Num10">
        <text:list-item>
          <text:p text:style-name="P5">Culture</text:p>
        </text:list-item>
      </text:list>
      <text:p text:style-name="P6"/>
      <text:list text:style-name="WW8Num12">
        <text:list-item>
          <text:p text:style-name="P7">The appeal of culture. In what ways can culture be considered hegemonic ?</text:p>
        </text:list-item>
        <text:list-item>
          <text:p text:style-name="P7">Culture as integral to the colonial project</text:p>
        </text:list-item>
        <text:list-item>
          <text:p text:style-name="P7">Culture as part of a civilising mission</text:p>
        </text:list-item>
        <text:list-item>
          <text:p text:style-name="P8"><text:span text:style-name="T3">Culture as redemption : </text:span><text:span text:style-name="T1">‘to make reason and the will of god prevail’ <text:s/></text:span><text:span text:style-name="T2">&amp; </text:span><text:span text:style-name="T1">‘the best which has been thought and said in the world’ </text:span><text:span text:style-name="T2">(Arnold)</text:span></text:p>
        </text:list-item>
        <text:list-item>
          <text:p text:style-name="P7">Universalism and the legacy of the enlightenment</text:p>
        </text:list-item>
      </text:list>
      <text:p text:style-name="P4"/>
      <text:p text:style-name="P3">In our first lecture we will consider two texts which deal with the theme of empire :</text:p>
      <text:p text:style-name="P3"/>
      <text:p text:style-name="P3"/>
      <text:list text:style-name="WW8Num10" text:continue-numbering="true">
        <text:list-item>
          <text:p text:style-name="P9">Jewel in the Crown – An excerpt will be shown from the 1980’s ITV serialisation of Paul Scott’s ‘Jewel in the crown’</text:p>
        </text:list-item>
        <text:list-item>
          <text:p text:style-name="P9">Conrads’ ‘Heart of Darkness’ – Here we will look at the significance of Conrad’s famous novella in the light of criticisms which have been made by postcolonial writers</text:p>
        </text:list-item>
      </text:list>
      <text:p text:style-name="P3"/>
      <text:p text:style-name="P3"/>
      <text:p text:style-name="P3">Finally, we will consider what Edward Said means by the terms culture</text:p>
      <text:p text:style-name="P3">imperialism, empire and colonialism</text:p>
      <text:p text:style-name="P3"/>
      <text:p text:style-name="P4">Lecture 2</text:p>
      <text:p text:style-name="P4"/>
      <text:p text:style-name="Standard"><text:span text:style-name="T2">Drawing from the previous weeks discussion will be looking more closely at </text:span><text:span text:style-name="T3">the links between the novel and imperialism.</text:span></text:p>
      <text:p text:style-name="P10"/>
      <text:list text:style-name="WW8Num4">
        <text:list-item>
          <text:p text:style-name="P11">Contrapuntal Reading</text:p>
        </text:list-item>
      </text:list>
      <text:p text:style-name="P10"/>
      <text:p text:style-name="P10">Edward Said, drawing on his experiences as a musician (he was an accomplished pianist) coined the term ‘contrapuntal reading’ as a means of teasing out the ideological and ‘taken for granted’ presence of the empire within the novel :</text:p>
      <text:p text:style-name="P10"/>
      <text:p text:style-name="Standard"><text:span text:style-name="T4">‘As we look back at the cultural archive, we begin to reread it not univocally but contrapuntally, with a simultaneous awareness both of the metropolitan history that is narrated and of those other histories against which (and together with which) the dominating discourse acts. In the counterpoint of Western classical music, various themes play off one another, with only a provisional privilege being given to any particular one; yet in the resulting polyphony there is concert and order, an organized interplay that derives from the themes, not from a rigorous melodic or formal principle outside the work’</text:span><text:span text:style-name="T5"> <text:s/>(59)</text:span></text:p>
      <text:p text:style-name="P12"/>
      <text:p text:style-name="P12">With this in mind we will look closely this week at Jane Austen’s ‘Mansfield Park’ including clips from one of the film versions of the book. Here we will consider in depth just how this ‘classic work’ from English literature is implicated in the project of imperialism.</text:p>
      <text:p text:style-name="P10"/>
      <text:p text:style-name="P10">A PDF file of Jane Austen’s ‘Mansfield Park’ can be downloaded (see WK2 on the VLE) prior to the lecture. A quick search of this document (Keyword : ‘Antigua’) offers a quick glimpse at the presence of empire within the text of the novel. Said, via his notion of contrapuntal reading, invites us to consider the wider significance of this. More generally his reading offers a reevaluation of the certainties, knowledges and wider narratives which have emerged from the period of colonialism. Indeed this is one of the most valuable and challenging aspects of postcolonial criticism.</text:p>
      <text:p text:style-name="P10"/>
      <text:list text:style-name="WW8Num4" text:continue-numbering="true">
        <text:list-item>
          <text:p text:style-name="P11">Rethinking geography</text:p>
        </text:list-item>
      </text:list>
      <text:p text:style-name="P6"/>
      <text:list text:style-name="WW8Num8">
        <text:list-item>
          <text:p text:style-name="P13">How has the imperial project via the novel (and nowadays via film) invited us to imagine the geography of the outside world ?</text:p>
        </text:list-item>
        <text:list-item>
          <text:p text:style-name="P14"><text:span text:style-name="T3">Can novels like </text:span><text:span text:style-name="T6">‘Mansfield Park’ </text:span><text:span text:style-name="T3">offer a wider set of allegorical or metaphorical meanings when it comes to thinking about space both domestically and internationally ?</text:span></text:p>
        </text:list-item>
      </text:list>
      <text:p text:style-name="P10"/>
      <text:list text:style-name="WW8Num4" text:continue-numbering="true">
        <text:list-item>
          <text:p text:style-name="P15">Mapping a theory of resistance</text:p>
        </text:list-item>
      </text:list>
      <text:p text:style-name="P16"/>
      <text:list text:style-name="WW8Num2">
        <text:list-item>
          <text:p text:style-name="P17">Does Said focus too much attention upon the novel ?</text:p>
        </text:list-item>
        <text:list-item>
          <text:p text:style-name="P18"><text:span text:style-name="T3">Writing back to empire – Said notes that alongside the recovery of geographical territory as a form of resistance lies the idea of regaining cultural territory. </text:span><text:span text:style-name="T5">Here, postcolonial literature ‘writes back’ to canonical texts. In this way, Conrad’s </text:span><text:span text:style-name="T4">‘Heart of darkness’</text:span><text:span text:style-name="T5"> is juxtaposed with Ngugi Wa Thiongo’s </text:span><text:span text:style-name="T4">‘The River between’</text:span><text:span text:style-name="T5"> and Tayb Salih’s </text:span><text:span text:style-name="T4">‘Season of migration to the north’</text:span><text:span text:style-name="T5">. The powerful vision of imperial culture becomes rewritten in such a way that it incorporates different stories about the colonialism and its legacies. The complexities and intertwining histories are foregrounded here rather than the unilateral accounts offered within the canon of English literature. By redressing the narrative imbalances contained in the English novel Said suggests that it is possible to reconfigure the cultural landscape and ,at the same time to avoid what he refers to as a politics of blame.</text:span></text:p>
        </text:list-item>
        <text:list-item>
          <text:p text:style-name="P19">Does Said’s approach cast a different perspective on the so called greats ? </text:p>
        </text:list-item>
      </text:list>
      <text:p text:style-name="P12"/>
      <text:p text:style-name="P20">Further reading/viewing</text:p>
      <text:p text:style-name="P20"/>
      <text:p text:style-name="Standard"><text:span text:style-name="T5">The first reading in the pack (available from the office) contains a lengthy section from Said’s </text:span><text:span text:style-name="T4">Culture and Imperialism </text:span><text:span text:style-name="T5">and provides a useful backgound to the first two lectures. A useful and more general summary of Said’s work can also be found in Bill Ashcroft and Pal Ahluwalia’s (2001) book <text:s/>‘Edward Said’ published by Routledge.</text:span></text:p>
      <text:p text:style-name="P12"/>
      <text:p text:style-name="P21">Films</text:p>
      <text:p text:style-name="P22"/>
      <text:p text:style-name="Standard"><text:span text:style-name="T7">Mansfield Park</text:span><text:span text:style-name="T8"> (Patricia Rozema, 1999) - Library ref 11481</text:span></text:p>
      <text:p text:style-name="Standard"><text:span text:style-name="T7">Jane Eyre</text:span><text:span text:style-name="T8"> (Robert Stevenson, 1943) – Library ref 2669</text:span></text:p>
      <text:p text:style-name="Standard"><text:span text:style-name="T7">Great expectations</text:span><text:span text:style-name="T8"> (David Lean, 1946)</text:span></text:p>
      <text:p text:style-name="Standard"><text:span text:style-name="T7">Wuthering Heights</text:span><text:span text:style-name="T8"> (William Wyler, 1939) </text:span></text:p>
      <text:p text:style-name="P22"/>
      <text:p text:style-name="P21">Documentaries (video)</text:p>
      <text:p text:style-name="P22"/>
      <text:list text:style-name="WW8Num9">
        <text:list-item>
          <text:p text:style-name="P23"><text:span text:style-name="T8">Arena : Edward Said: the idea of empire </text:span><text:span text:style-name="T9">(Francis Hanly &amp; Tim May,1993)</text:span><text:span text:style-name="T8">. Library ref no : 3266</text:span></text:p>
        </text:list-item>
        <text:list-item>
          <text:p text:style-name="P23"><text:span text:style-name="T8">Profile : Edward Said / written &amp; presented by Charles Glass; directed by Mike Dibb. <text:tab/>2003. Library ref 14059</text:span></text:p>
        </text:list-item>
      </text:list>
      <text:p text:style-name="P12"/>
      <text:p text:style-name="P12"/>
      <text:p text:style-name="P10"/>
      <text:p text:style-name="P3"/>
      <text:p text:style-name="P3"/>
      <text:p text:style-name="P3"/>
      <text:p text:style-name="P24"><text:bookmark-start text:name="_PictureBullets"/><draw:frame draw:style-name="fr1" draw:name="graphics1" text:anchor-type="as-char" svg:width="0.529cm" svg:height="0.529cm" draw:z-index="-107794078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Lucida Grande" svg:font-family="'Lucida Grande'" style:font-pitch="variable"/>
    <style:font-face style:name="New York" svg:font-family="'New York'" style:font-pitch="variable"/>
    <style:font-face style:name="Courier New1" svg:font-family="'Courier New'" style:font-family-generic="modern"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ans Condensed" fo:font-size="12pt" fo:language="en" fo:country="US" style:font-name-asian="DejaVu Sans Condensed2" style:font-size-asian="12pt" style:language-asian="en" style:country-asian="GB" style:font-name-complex="DejaVu Sans Condensed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ocument_20_Map" style:display-name="Document Map" style:family="paragraph" style:parent-style-name="Standard">
      <style:paragraph-properties fo:background-color="#c6d5ec">
        <style:background-image/>
      </style:paragraph-properties>
      <style:text-properties style:font-name="Lucida Grande" style:font-size-complex="12pt"/>
    </style:style>
    <style:style style:name="WW8Num2z0" style:family="text">
      <style:text-properties style:font-name="Aria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fo:font-size="12pt" style:font-size-asian="12pt"/>
    </style:style>
    <style:style style:name="WW8Num5z0" style:family="text">
      <style:text-properties style:font-name="Arial"/>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7z0" style:family="text">
      <style:text-properties style:font-name="Arial"/>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0" style:family="text">
      <style:text-properties style:font-name="Arial"/>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11z0" style:family="text">
      <style:text-properties style:font-name="Arial" fo:font-size="12pt" style:font-size-asian="12pt"/>
    </style:style>
    <style:style style:name="WW8Num12z0" style:family="text">
      <style:text-properties style:font-name="Arial"/>
    </style:style>
    <style:style style:name="WW8Num12z2" style:family="text">
      <style:text-properties style:font-name="Wingdings"/>
    </style:style>
    <style:style style:name="WW8Num12z3" style:family="text">
      <style:text-properties style:font-name="Symbol"/>
    </style:style>
    <style:style style:name="WW8Num12z4" style:family="text">
      <style:text-properties style:font-name="Courier New"/>
    </style:style>
    <style:style style:name="WW8NumSt1z0" style:family="text">
      <style:text-properties style:font-name="Arial" fo:font-size="12pt" style:font-size-asian="12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style:num-suffix="." text:bullet-char="*">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Aria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3"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3"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prefix="2." style:num-format=""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Arial"/>
      </text:list-level-style-bullet>
      <text:list-level-style-number text:level="2" style:num-suffix="." style:num-format="1">
        <style:list-level-properties text:space-before="1.27cm" text:min-label-width="0.635cm"/>
      </text:list-level-style-number>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3" style:num-suffix="." text:bullet-char="">
        <style:list-level-properties text:space-before="3.81cm" text:min-label-width="0.635cm"/>
        <style:text-properties style:font-name="Symbol"/>
      </text:list-level-style-bullet>
      <text:list-level-style-bullet text:level="5" text:style-name="WW8Num5z4" style:num-suffix="." text:bullet-char="o">
        <style:list-level-properties text:space-before="5.08cm" text:min-label-width="0.635cm"/>
        <style:text-properties style:font-name="Courier New1"/>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3" style:num-suffix="." text:bullet-char="">
        <style:list-level-properties text:space-before="7.62cm" text:min-label-width="0.635cm"/>
        <style:text-properties style:font-name="Symbol"/>
      </text:list-level-style-bullet>
      <text:list-level-style-bullet text:level="8" text:style-name="WW8Num5z4" style:num-suffix="." text:bullet-char="o">
        <style:list-level-properties text:space-before="8.89cm" text:min-label-width="0.635cm"/>
        <style:text-properties style:font-name="Courier New1"/>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Arial"/>
      </text:list-level-style-bullet>
      <text:list-level-style-number text:level="2" style:num-suffix="." style:num-format="1">
        <style:list-level-properties text:space-before="1.27cm" text:min-label-width="0.635cm"/>
      </text:list-level-style-number>
      <text:list-level-style-bullet text:level="3" text:style-name="WW8Num7z2" style:num-suffix="." text:bullet-char="">
        <style:list-level-properties text:space-before="2.54cm" text:min-label-width="0.635cm"/>
        <style:text-properties style:font-name="Wingdings"/>
      </text:list-level-style-bullet>
      <text:list-level-style-bullet text:level="4" text:style-name="WW8Num7z3" style:num-suffix="." text:bullet-char="">
        <style:list-level-properties text:space-before="3.81cm" text:min-label-width="0.635cm"/>
        <style:text-properties style:font-name="Symbol"/>
      </text:list-level-style-bullet>
      <text:list-level-style-bullet text:level="5" text:style-name="WW8Num7z4" style:num-suffix="." text:bullet-char="o">
        <style:list-level-properties text:space-before="5.08cm" text:min-label-width="0.635cm"/>
        <style:text-properties style:font-name="Courier New1"/>
      </text:list-level-style-bullet>
      <text:list-level-style-bullet text:level="6" text:style-name="WW8Num7z2" style:num-suffix="." text:bullet-char="">
        <style:list-level-properties text:space-before="6.35cm" text:min-label-width="0.635cm"/>
        <style:text-properties style:font-name="Wingdings"/>
      </text:list-level-style-bullet>
      <text:list-level-style-bullet text:level="7" text:style-name="WW8Num7z3" style:num-suffix="." text:bullet-char="">
        <style:list-level-properties text:space-before="7.62cm" text:min-label-width="0.635cm"/>
        <style:text-properties style:font-name="Symbol"/>
      </text:list-level-style-bullet>
      <text:list-level-style-bullet text:level="8" text:style-name="WW8Num7z4" style:num-suffix="." text:bullet-char="o">
        <style:list-level-properties text:space-before="8.89cm" text:min-label-width="0.635cm"/>
        <style:text-properties style:font-name="Courier New1"/>
      </text:list-level-style-bullet>
      <text:list-level-style-bullet text:level="9" text:style-name="WW8Num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Arial"/>
      </text:list-level-style-bullet>
      <text:list-level-style-number text:level="2" style:num-suffix="." style:num-format="1">
        <style:list-level-properties text:space-before="1.27cm" text:min-label-width="0.635cm"/>
      </text:list-level-style-number>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3" style:num-suffix="." text:bullet-char="">
        <style:list-level-properties text:space-before="3.81cm" text:min-label-width="0.635cm"/>
        <style:text-properties style:font-name="Symbol"/>
      </text:list-level-style-bullet>
      <text:list-level-style-bullet text:level="5" text:style-name="WW8Num8z4"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3" style:num-suffix="." text:bullet-char="">
        <style:list-level-properties text:space-before="7.62cm" text:min-label-width="0.635cm"/>
        <style:text-properties style:font-name="Symbol"/>
      </text:list-level-style-bullet>
      <text:list-level-style-bullet text:level="8" text:style-name="WW8Num8z4"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prefix="1." style:num-format=""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Arial"/>
      </text:list-level-style-bullet>
      <text:list-level-style-number text:level="2" style:num-suffix="." style:num-format="1">
        <style:list-level-properties text:space-before="1.27cm" text:min-label-width="0.635cm"/>
      </text:list-level-style-number>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3" style:num-suffix="." text:bullet-char="">
        <style:list-level-properties text:space-before="3.81cm" text:min-label-width="0.635cm"/>
        <style:text-properties style:font-name="Symbol"/>
      </text:list-level-style-bullet>
      <text:list-level-style-bullet text:level="5" text:style-name="WW8Num12z4" style:num-suffix="." text:bullet-char="o">
        <style:list-level-properties text:space-before="5.08cm" text:min-label-width="0.635cm"/>
        <style:text-properties style:font-name="Courier New1"/>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3" style:num-suffix="." text:bullet-char="">
        <style:list-level-properties text:space-before="7.62cm" text:min-label-width="0.635cm"/>
        <style:text-properties style:font-name="Symbol"/>
      </text:list-level-style-bullet>
      <text:list-level-style-bullet text:level="8" text:style-name="WW8Num12z4" style:num-suffix="." text:bullet-char="o">
        <style:list-level-properties text:space-before="8.89cm" text:min-label-width="0.635cm"/>
        <style:text-properties style:font-name="Courier New1"/>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ulture and Imperialism</dc:title>
    <meta:initial-creator>Adrian Sledmere</meta:initial-creator>
    <meta:creation-date>2007-10-02T20:05:00</meta:creation-date>
    <dc:creator>Adrian Sledmere</dc:creator>
    <dc:date>2007-10-03T22:07:00</dc:date>
    <dc:language>en-US</dc:language>
    <meta:editing-cycles>5</meta:editing-cycles>
    <meta:editing-duration>PT21M0S</meta:editing-duration>
    <meta:user-defined meta:name="Info 1"/>
    <meta:user-defined meta:name="Info 2"/>
    <meta:user-defined meta:name="Info 3"/>
    <meta:user-defined meta:name="Info 4"/>
    <meta:document-statistic meta:table-count="0" meta:image-count="1" meta:object-count="0" meta:page-count="3" meta:paragraph-count="40" meta:word-count="978" meta:character-count="6081"/>
  </office:meta>
</office:document-meta>
</file>